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normal" officeooo:rsid="00163252" officeooo:paragraph-rsid="00163252" style:font-size-asian="12.25pt" style:font-weight-asian="normal" style:font-size-complex="14pt" style:font-weight-complex="normal"/>
    </style:style>
    <style:style style:name="P2" style:family="paragraph" style:parent-style-name="Standard">
      <style:text-properties fo:font-size="54pt" fo:font-weight="bold" officeooo:rsid="0015ce83" officeooo:paragraph-rsid="0015ce83" style:font-size-asian="54pt" style:font-weight-asian="bold" style:font-size-complex="54pt" style:font-weight-complex="bold"/>
    </style:style>
    <style:style style:name="P3" style:family="paragraph" style:parent-style-name="Standard">
      <style:text-properties fo:font-size="16pt" fo:font-weight="normal" officeooo:rsid="00163252" officeooo:paragraph-rsid="00163252" style:font-size-asian="16pt" style:font-weight-asian="normal" style:font-size-complex="16pt" style:font-weight-complex="normal"/>
    </style:style>
    <style:style style:name="T1" style:family="text">
      <style:text-properties officeooo:rsid="0017f0b4"/>
    </style:style>
    <style:style style:name="T2" style:family="text">
      <style:text-properties officeooo:rsid="001901de"/>
    </style:style>
    <style:style style:name="T3" style:family="text">
      <style:text-properties fo:font-size="16pt" style:font-size-asian="16pt" style:font-size-complex="16pt"/>
    </style:style>
    <style:style style:name="T4" style:family="text">
      <style:text-properties fo:font-size="16pt" officeooo:rsid="0017f0b4"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clusion</text:p>
      <text:p text:style-name="P1"><text:tab/><text:span text:style-name="T3">A more accurate basis for epidemic modeling was developed. </text:span><text:span text:style-name="T4">Compared to similar models of the same scope it is statistically more capable of displaying similar behavior to realistic spread. Of all the parameters compared, movement and individual interactions were most successfully modeled in the nested CA simulation. While more advanced technologies like GIS performed better than the nested CA they could be integrated to combine the benefits of each model. Non-geographic simulations systematically scored lower than the nested CA in every category. </text:span></text:p>
      <text:p text:style-name="P3"><text:tab/><text:span text:style-name="T1">As people in the population are removed (either recovered of die) the disease dynamics in the environment change predictably. As the infection spreads outward those <text:s/>the disease loses its influence near the epicenter of the epidemic. Unlike a majority of other options the nested CA accurately expresses this behavior.</text:span></text:p>
      <text:p text:style-name="P3"><text:tab/><text:span text:style-name="T2">Producing global data regarding the effect of the disease isn't the sole purpose of an epidemic model, local behavior is crucial when understanding the spread. Although the global data produced by the GIS based model was most accurate, local behavior representation was notably weak. The nested CA outdid all other options dramatically in this respect attesting both to its consistency and dependability.</text:span></text:p>
      <text:p text:style-name="P3"><text:tab/><text:span text:style-name="T2">Considering all parameters the nested CA model shows consistent performance superior to most of the other options despite its few shortcomings in global representation. Geographic integration has the potential to further improve its performance so any future implementation should include that functiona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22:35:26.714760985</meta:creation-date>
    <dc:date>2015-02-11T13:48:48.441555647</dc:date>
    <meta:editing-duration>PT8H5M28S</meta:editing-duration>
    <meta:editing-cycles>3</meta:editing-cycles>
    <meta:generator>LibreOffice/4.3.3.2$Linux_X86_64 LibreOffice_project/430m0$Build-2</meta:generator>
    <meta:document-statistic meta:table-count="0" meta:image-count="0" meta:object-count="0" meta:page-count="1" meta:paragraph-count="5" meta:word-count="236" meta:character-count="1597" meta:non-whitespace-character-count="1360"/>
  </office:meta>
</office:document-meta>
</file>